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svg:font-family="Courier, 'Courier New'" style:font-family-generic="modern"/>
    <style:font-face style:name="Times" svg:font-family="Times, 'Times New Roman'" style:font-family-generic="roman"/>
    <style:font-face style:name="DejaVu Sans1" svg:font-family="'DejaVu Sans'"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paragraph-properties fo:line-height="150%" fo:text-align="justify" style:justify-single-word="false"/>
    </style:style>
    <style:style style:name="P2" style:family="paragraph" style:parent-style-name="heading_20_3">
      <style:paragraph-properties fo:line-height="150%" fo:text-align="justify" style:justify-single-word="false"/>
      <style:text-properties style:font-name="Times New Roman" fo:font-size="12pt" style:font-size-asian="12pt" style:font-name-complex="Times New Roman" style:font-size-complex="12pt"/>
    </style:style>
    <style:style style:name="P3" style:family="paragraph" style:parent-style-name="heading_20_3">
      <style:paragraph-properties fo:line-height="150%" fo:text-align="justify" style:justify-single-word="false"/>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text-properties fo:font-size="12pt" fo:font-weight="bold" style:font-size-asian="12pt" style:font-weight-asian="bold"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8" style:family="paragraph" style:parent-style-name="Standard">
      <style:text-properties fo:color="#ff00ff" fo:font-size="12pt" style:font-size-asian="12pt" style:font-size-complex="12pt"/>
    </style:style>
    <style:style style:name="P9" style:family="paragraph" style:parent-style-name="Standard">
      <style:paragraph-properties fo:line-height="150%"/>
      <style:text-properties style:font-name="Times New Roman" fo:font-size="12pt" style:font-size-asian="12pt" style:font-size-complex="12pt"/>
    </style:style>
    <style:style style:name="P10" style:family="paragraph" style:parent-style-name="Standard">
      <style:paragraph-properties fo:line-height="150%"/>
      <style:text-properties fo:color="#3366ff" fo:font-size="12pt" style:font-size-asian="12pt" style:font-size-complex="12pt"/>
    </style:style>
    <style:style style:name="P11" style:family="paragraph" style:parent-style-name="Standard">
      <style:paragraph-properties fo:margin-left="1in" fo:margin-right="0in" fo:margin-top="0.0417in" fo:margin-bottom="0in" fo:text-indent="0.5in" style:auto-text-indent="false"/>
    </style:style>
    <style:style style:name="P12" style:family="paragraph" style:parent-style-name="Standard">
      <style:paragraph-properties fo:margin-top="0.0417in" fo:margin-bottom="0in" fo:line-height="150%"/>
    </style:style>
    <style:style style:name="P13" style:family="paragraph" style:parent-style-name="Standard">
      <style:paragraph-properties fo:margin-top="0.0417in" fo:margin-bottom="0in" fo:line-height="150%"/>
      <style:text-properties style:font-name="Times New Roman" fo:font-size="12pt" style:font-size-asian="12pt" style:font-size-complex="12pt"/>
    </style:style>
    <style:style style:name="P14" style:family="paragraph" style:parent-style-name="Standard">
      <style:paragraph-properties fo:margin-left="0in" fo:margin-right="0in" fo:line-height="150%" fo:text-indent="0.2083in" style:auto-text-indent="false"/>
    </style:style>
    <style:style style:name="P15" style:family="paragraph" style:parent-style-name="Standard">
      <style:paragraph-properties fo:margin-left="0in" fo:margin-right="0in" fo:line-height="150%" fo:text-indent="0.2083in" style:auto-text-indent="false"/>
      <style:text-properties style:font-name="Times New Roman" fo:font-size="12pt" style:font-size-asian="12pt" style:font-size-complex="12pt"/>
    </style:style>
    <style:style style:name="P16" style:family="paragraph" style:parent-style-name="Standard">
      <style:paragraph-properties fo:margin-left="0in" fo:margin-right="0in" fo:line-height="150%" fo:text-indent="0.2083in" style:auto-text-indent="false"/>
      <style:text-properties fo:color="#ff00ff" style:font-name="Times New Roman" fo:font-size="12pt" style:font-size-asian="12pt" style:font-size-complex="12pt"/>
    </style:style>
    <style:style style:name="P17" style:family="paragraph" style:parent-style-name="Standard">
      <style:paragraph-properties fo:margin-left="0in" fo:margin-right="0in" fo:margin-top="0.1665in" fo:margin-bottom="0in" fo:line-height="150%" fo:text-indent="0.2083in" style:auto-text-indent="false"/>
      <style:text-properties style:font-name="Times New Roman" fo:font-size="12pt" style:font-size-asian="12pt" style:font-size-complex="12pt"/>
    </style:style>
    <style:style style:name="P18" style:family="paragraph" style:parent-style-name="Standard">
      <style:paragraph-properties fo:margin-left="0.5in" fo:margin-right="0in" fo:margin-top="0.0417in" fo:margin-bottom="0in" fo:line-height="150%" fo:text-indent="0in" style:auto-text-indent="false"/>
    </style:style>
    <style:style style:name="P19" style:family="paragraph" style:parent-style-name="Standard">
      <style:paragraph-properties fo:margin-left="0.7083in" fo:margin-right="0in" fo:line-height="150%" fo:text-indent="0in" style:auto-text-indent="false"/>
    </style:style>
    <style:style style:name="P20" style:family="paragraph" style:parent-style-name="Standard">
      <style:paragraph-properties fo:margin-top="0.1665in" fo:margin-bottom="0in" fo:line-height="150%"/>
    </style:style>
    <style:style style:name="P21" style:family="paragraph" style:parent-style-name="Standard">
      <style:paragraph-properties fo:margin-left="0.2083in" fo:margin-right="0in" fo:line-height="150%" fo:text-indent="0.5in" style:auto-text-indent="false"/>
    </style:style>
    <style:style style:name="P22" style:family="paragraph" style:parent-style-name="Standard">
      <style:paragraph-properties fo:margin-left="0.2083in" fo:margin-right="0in" fo:line-height="150%" fo:text-indent="0.5in" style:auto-text-indent="false"/>
      <style:text-properties fo:color="#ff00ff" style:font-name="Times New Roman" fo:font-size="12pt" style:font-size-asian="12pt" style:font-size-complex="12pt"/>
    </style:style>
    <style:style style:name="P23" style:family="paragraph" style:parent-style-name="Standard" style:master-page-name="Standard">
      <style:paragraph-properties fo:line-height="150%" fo:text-align="justify" style:justify-single-word="false" style:page-number="auto"/>
      <style:text-properties fo:font-size="12pt" fo:font-weight="bold" style:font-size-asian="12pt" style:font-weight-asian="bold" style:font-size-complex="12pt"/>
    </style:style>
    <style:style style:name="P24" style:family="paragraph" style:parent-style-name="Standard" style:master-page-name="Convert_20_1">
      <style:paragraph-properties fo:line-height="150%" style:page-number="auto"/>
      <style:text-properties style:font-name="Times New Roman"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font-size-asian="12pt" style:font-name-complex="Times New Roman" style:font-size-complex="12pt"/>
    </style:style>
    <style:style style:name="T5" style:family="text">
      <style:text-properties style:font-name="Times New Roman" fo:font-size="12pt" fo:font-style="italic" style:font-size-asian="12pt" style:font-style-asian="italic" style:font-size-complex="12pt" style:font-style-complex="italic"/>
    </style:style>
    <style:style style:name="T6" style:family="text">
      <style:text-properties fo:color="#ff00ff" style:font-name="Times New Roman" fo:font-size="12pt" style:font-size-asian="12pt" style:font-size-complex="12pt"/>
    </style:style>
    <style:style style:name="T7" style:family="text">
      <style:text-properties fo:color="#ff00ff" style:font-name="Times New Roman" fo:font-size="12pt" style:font-size-asian="12pt" style:font-name-complex="Times New Roman" style:font-size-complex="12pt"/>
    </style:style>
    <style:style style:name="T8" style:family="text">
      <style:text-properties fo:color="#ff00ff" style:font-name="Times New Roman" fo:font-size="12pt" fo:font-style="italic" style:font-size-asian="12pt" style:font-style-asian="italic" style:font-size-complex="12pt" style:font-style-complex="italic"/>
    </style:style>
    <style:style style:name="T9" style:family="text">
      <style:text-properties fo:color="#ff00ff" style:font-name="Times New Roman" fo:font-size="12pt" fo:font-weight="normal" style:font-size-asian="12pt" style:font-weight-asian="normal" style:font-name-complex="Times New Roman" style:font-size-complex="12pt"/>
    </style:style>
    <style:style style:name="T10" style:family="text">
      <style:text-properties fo:color="#ff00ff" fo:font-size="12pt" style:font-size-asian="12pt" style:font-size-complex="12pt"/>
    </style:style>
    <style:style style:name="T11" style:family="text">
      <style:text-properties fo:font-style="italic" style:font-style-asian="italic" style:font-style-complex="italic"/>
    </style:style>
    <style:style style:name="T12" style:family="text">
      <style:text-properties style:font-name="Courier"/>
    </style:style>
    <style:style style:name="T13" style:family="text">
      <style:text-properties fo:color="#ff0000" style:font-name="Times New Roman" fo:font-size="12pt" style:font-size-asian="12pt" style:font-name-complex="Times New Roman" style:font-size-complex="12pt"/>
    </style:style>
    <style:style style:name="T14" style:family="text">
      <style:text-properties fo:color="#3366ff" fo:font-size="12pt" style:font-size-asian="12pt" style:font-size-complex="12pt"/>
    </style:style>
    <style:style style:name="T15" style:family="text">
      <style:text-properties fo:color="#3366ff" fo:font-size="12pt" fo:font-style="italic" style:font-size-asian="12pt" style:font-style-asian="italic" style:font-size-complex="12pt"/>
    </style:style>
    <style:style style:name="T16"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tracked-changes>
        <text:changed-region text:id="ct139821251189392">
          <text:insertion>
            <office:change-info>
              <dc:creator>Henrik Frisk</dc:creator>
              <dc:date>2010-01-14T12: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LLMÄNT:</text:p>
      <text:p text:style-name="Standard"><text:span text:style-name="T1">¤ TÄnk på att ta bort så mycket av “överkursen” (spec. musikreferenser för vidare läsning) som möjligt <text:s/>- spar ngn version av texten för senare bruk, där du kan utvidga detta och anpassa direkt för ngn musiktidskrift.</text:span></text:p>
      <text:p text:style-name="P6"/>
      <text:p text:style-name="P6">¤ Ibland ställer du retoriska (fantasiväckande) frågor, men om de inte besvaras direkt borde de antingen utgå el. följas upp av ngn hypotes eller “för vidare forskning” etc.</text:p>
      <text:p text:style-name="P6"/>
      <text:p text:style-name="Standard"><text:span text:style-name="T1">¤ Numrera inte underrubrikerna<text:line-break/></text:span></text:p>
      <text:p text:style-name="P6">¤ Spara i WORD (ingen färdig layout), och lägg fotnoterna längst ner på varje sida (ej sist)</text:p>
      <text:p text:style-name="P6"/>
      <text:p text:style-name="P6">¤ Gallra i fotnoterna, behåll bara de viktigaste.</text:p>
      <text:p text:style-name="P6"/>
      <text:p text:style-name="P6"/>
      <text:p text:style-name="P5">.................................................................................................................................................</text:p>
      <text:p text:style-name="P5"/>
      <text:p text:style-name="P5"/>
      <text:p text:style-name="P7">Interactivity, Time and Space: Research through non-visual arts and media</text:p>
      <text:p text:style-name="P11"><text:span text:style-name="T6">“</text:span><text:span text:style-name="T8">Du siehst, mein Sohn, zum Raum wird hier Zeit.</text:span><text:span text:style-name="T6">”</text:span></text:p>
      <text:p text:style-name="P11"><text:span text:style-name="T6">“</text:span><text:span text:style-name="T8">You see, my son, time here becomes space</text:span><text:span text:style-name="T6">” </text:span><text:span text:style-name="T8"><text:s/></text:span><text:span text:style-name="T6">Richard Wagner, </text:span><text:span text:style-name="T8">Parsifal</text:span><text:span text:style-name="T6">, act I </text:span></text:p>
      <text:p text:style-name="P11"><text:span text:style-name="T6"><text:tab/><text:tab/>FLYTTAS TILL “CODA” </text:span></text:p>
      <text:p text:style-name="P1"><text:bookmark-start text:name="BMsec_introduction"/><text:span text:style-name="T7">1</text:span><text:bookmark-end text:name="BMsec_introduction"/><text:span text:style-name="T4"> <text:s/>Introduction</text:span></text:p>
      <text:p text:style-name="P12"><text:span text:style-name="T3">This chapter discusses the challenges related to arts-based research in and through time-based artistic expressions. Even though many of the examples referenced in this chapter belong to the field of musical practice, the issues and challenges they are intended to highlight are obviously common to several other real-time scenic and performing art forms. Even art expressions that are not easily associated with the real-time processes of music (e.g. painting, directing, design, etc. as well as hybrid forms such as computer-game design and design of multi-user environments), may in fact prove to have much in common with the time-based art forms. A distinction used below, is that between </text:span><text:span text:style-name="T5">in-time</text:span><text:span text:style-name="T3"> and </text:span><text:span text:style-name="T5">over-time</text:span><text:span text:style-name="T3"> processes, where the former are processes embedded in time, and a point of departure is that the needs put forward by artistic expressions operating in-time are not necessarily </text:span><text:span text:style-name="T6">synchronous</text:span><text:span text:style-name="T3"> to those deployed by the non-real time arts [</text:span><text:span text:style-name="T6">vad betyder detta egentligen</text:span><text:span text:style-name="T3">?] </text:span><text:span text:style-name="T6">.</text:span><text:span text:style-name="Slutkommentarsreferens"><text:span text:style-name="T6"><text:note text:id="ftn1" text:note-class="endnote"><text:note-citation>i</text:note-citation><text:note-body><text:p text:style-name="Standard">It should however be noted that few art forms are unanimously non-real time or real-time. As far as time is concerned, music genres such as electro acoustic tape music—music produced electronically, recorded unto tape or disc and played back from the same—is conceptually close to non-real time art forms. Furthermore, the visual arts encompasses activities that that are highly dynamic and depend on real-time in ways similar to the ways music does traditionally.</text:p></text:note-body></text:note></text:span></text:span><text:span text:style-name="T6"> /Föreslår att fotnoten utgår/</text:span><text:span text:style-name="T3"> Furthermore it is suggested that there is a difference between a reflection upon the research object as a whole and a reflection of the research object as it unfolds in time. Therefore, it is argued, the researcher engaged in arts-based research in the real-time arts should embrace and investigate the in-time properties of the research object. Questions relating to </text:span><text:soft-page-break/><text:span text:style-name="T3">the documentation and dissemination of in-time insights are further discussed. Finally a point is made that, due to the complex nature of in-time processes, the outcome of an arts-based research that investigates </text:span><text:span text:style-name="T6">the temporal flow of the object in time</text:span><text:span text:style-name="T3"> [</text:span><text:span text:style-name="T6">Vad betyder det eg-, “temporal flow in time...”]</text:span><text:span text:style-name="T3"> may be of interest also outside the art world. </text:span></text:p>
      <text:p text:style-name="P14"><text:span text:style-name="T3">In the real-time arts, how may these in-time processes be discussed in a fruitful manner, and how can their relations to the ‘object’ of research be understood? <text:s/>What is the relation between the performer’s in-time processes and that of the listeners/viewers? <text:s/>If the practice is embedded in time, as an in-time process, what actually consititutes the object of research? [</text:span><text:span text:style-name="T6">Retorisk fråga som inte besvaras? Kanske skulle utgå?]</text:span></text:p>
      <text:p text:style-name="P14"><text:span text:style-name="T3">The fact that in music </text:span><text:span text:style-name="T5">action</text:span><text:span text:style-name="T3"> takes place </text:span><text:span text:style-name="T5">in</text:span><text:span text:style-name="T3"> and </text:span><text:span text:style-name="T5">through</text:span><text:span text:style-name="T3"> real time rather than primarily </text:span><text:span text:style-name="T5">over</text:span><text:span text:style-name="T3"> time makes it an interesting, and equally difficult, candidate for artistic research. To gain access to whatever information may be hidden in its in-time properties the researcher need</text:span><text:span text:style-name="T6">s</text:span><text:span text:style-name="T3">? to resist the temptation of falling back on the investigation of the over-time and out-of-time representations of (only) the art work, such as musical scores, manuscripts, transcriptions, etc. Although most musical expressions offer the same temporal complexity, in the practice of Interactive Music, which is briefly discussed in Section </text:span><text:span text:style-name="T3"><text:bookmark-ref text:reference-format="text" text:ref-name="BMsec_why_interaction">2</text:bookmark-ref></text:span><text:span text:style-name="T3">, the man-machine interactions surfaces the in-time aspects of music in a particularly useful way. As an hint at the compound nature of time, in Section </text:span><text:span text:style-name="T3"><text:bookmark-ref text:reference-format="text" text:ref-name="BMsec_performing_time">3</text:bookmark-ref></text:span><text:span text:style-name="T3"> a brief overview of temporal multiplicities is given. In Section </text:span><text:span text:style-name="T3"><text:bookmark-ref text:reference-format="text" text:ref-name="BMsec_performing_practice">4</text:bookmark-ref></text:span><text:span text:style-name="T3"> the artistic practice of the author is used to exemplify the research process from within the musical flow and the feedback between the different aspects of the practice. By turning to Bergson’s important writing on memory, in Section </text:span><text:span text:style-name="T3"><text:bookmark-ref text:reference-format="text" text:ref-name="BMsec_inter_with_virt">5</text:bookmark-ref></text:span><text:span text:style-name="T3"> it is suggested that even the in-memory (virtual) representation of in-time processes contain and depend on time.</text:span></text:p>
      <text:p text:style-name="P1"><text:bookmark-start text:name="BMsec_why_interaction"/><text:span text:style-name="T7">2</text:span><text:bookmark-end text:name="BMsec_why_interaction"/><text:span text:style-name="T7"> <text:s/></text:span><text:span text:style-name="T4">Virtuality and Interaction</text:span></text:p>
      <text:p text:style-name="P2">Virtual Reality</text:p>
      <text:p text:style-name="P8">[Kanske bäst att slopa förkortningarna VR och HCI – de förekommer ändå så sällan nedan; de första meningarna borde då skrivas ihop]</text:p>
      <text:p text:style-name="P12"><text:bookmark-start text:name="BMsec_virtual_reality"/><text:bookmark-end text:name="BMsec_virtual_reality"/><text:span text:style-name="T3">When the technology became usable in the early 90’s, Virtual Reality </text:span><text:span text:style-name="T6">(VR)</text:span><text:span text:style-name="T3"> was seen as a great potential for art production. [fotnot] </text:span><text:span text:style-name="T6">VR</text:span><text:span text:style-name="T3"> is a game of deception where there is no extension in space (although there appears to be one) and where existence depends entirely on the interactions between the subject and the </text:span><text:span text:style-name="T6">VR </text:span><text:span text:style-name="T3">technology. The virtual is disembodied and lacks a </text:span><text:span text:style-name="T6">consented visual component [vad betyder det?]:</text:span><text:span text:style-name="T3"> After all, that is one of its great qualities; the users are able to mold their own (virtual) visuality. [fotnot] This visuality may be different each time. Or, it may be identical to any other visuality, since making duplicates is no problem in the digital realm of the </text:span><text:soft-page-break/><text:span text:style-name="T3">virtual. As technology has advanced its positions in Western culture, the virtual is nearly ubiquitous. To define a </text:span><text:span text:style-name="T6">VR</text:span><text:span text:style-name="T3"> that is distinct from </text:span><text:span text:style-name="T5">reality</text:span><text:span text:style-name="T3"> is almost not possible, because there is a virtual aspect to nearly all activities in the occidental World. [fotnot] </text:span></text:p>
      <text:p text:style-name="P14"><text:span text:style-name="T3">Both of the two main concepts here, virtuality and interaction, are nested with difficult and sometimes contradictory meanings and connotations. Although they do have significance also outside the field of Human-Computer Interaction </text:span><text:span text:style-name="T6">(HCI)</text:span><text:span text:style-name="T3"> this short essay is not the place for an in depth discussion of all of their readings. In the following I will primarily use them as they are understood and used in the context of </text:span><text:span text:style-name="T6">HCI</text:span><text:span text:style-name="T3"> in artistic practice. The virtual world offered to us by modern technology is indeed interesting also from the point of view of </text:span><text:span text:style-name="T6">arts-based research</text:span><text:span text:style-name="T3">, both in the ways that it deviates from the real world, but also in the ways that it connects </text:span><text:span text:style-name="T6">a</text:span><text:span text:style-name="T3">rt and art practice to aberrant practices such as Computer Science and Artificial Intelligence. Thanks to their ignorance of conventions and lack of long term memory and historical insights, machines are phenomenal individual forgetting devices. miller04 The absence of an embodied relation between the machine and its operator is further consolidating the breach between human cultural heritage and the agnostic nature of the machine. In the virtual world nothing is hard wired, hence, muscular memory is useless: Any one physical movement can have a different meaning each time</text:span><text:span text:style-name="T6">.</text:span><text:span text:style-name="Slutkommentarsreferens"><text:span text:style-name="T6"><text:note text:id="ftn2" text:note-class="endnote"><text:note-citation>ii</text:note-citation><text:note-body><text:p text:style-name="Standard">The synthesizer is the perfect example here: Though it looks like a piano keyboard, any key can produce any imaginable (machine) sound, and a different one each time, all depending on how the synthesizer engine is programmed. Hence, any physical, embodied knowledge a trained pianist has with regard to sound production is virtually useless while playing a synthesizer or a keyboard attached to a computer instrument.</text:p></text:note-body></text:note></text:span></text:span><text:span text:style-name="T6">[Föreslår att fotnoten utgår] <text:s/></text:span><text:span text:style-name="T3">Envision the four members of </text:span><text:span text:style-name="T6">the German popgroup?</text:span><text:span text:style-name="T3"> Kraftwerk,</text:span><text:span text:style-name="Slutkommentarsreferens"><text:span text:style-name="T6"><text:note text:id="ftn3" text:note-class="endnote"><text:note-citation>iii</text:note-citation><text:note-body><text:p text:style-name="Standard">See <text:a xlink:type="simple" xlink:href="http://kraftwerk.technopop.com.br/pictures%5C_80years.php"><text:span text:style-name="Internet_20_link"><text:span text:style-name="T12">http://kraftwerk.technopop.com.br/pictures\_80years.php</text:span></text:span></text:a> for some pictures from live concerts, in particular the image from the TV show ‘Na Sowas’ from 1982 is significant.</text:p></text:note-body></text:note></text:span></text:span><text:span text:style-name="T3"> /</text:span><text:span text:style-name="T6">fotnoten utgår</text:span><text:span text:style-name="T3">/</text:span><text:span text:style-name="T6"> </text:span><text:span text:style-name="T3">standing still and expressionless in front of their keyboards (obviously exploiting this dissociate aspect of their relation to the machine-instrument). Compare this vision to the physicality of almost any acoustic instrument performer playing live in front of an audience. Many computer music performers have found ways to circumvent the lack of physicality in their virtual instruments, either by designing interfaces that allows for more dynamic modes of interaction, or by designing software that models or emulates a sense of embodiment. These efforts lead to initiatives and inventions that may inform both the artistic practice as well as our thinking about HCI; that changes the object of research as well as its context but which also impacts a much wider scope. The lack of context particular to the virtuality of electronic art—an electronic instrument, for example, may be updated and revised after which integral aspects of it has been altered and knowledge about its inner workings hence becomes obsolete—is in this sense an asset in the ways that it forces the researcher to rethink his or her practice. [fotnot] At best it enables novel approaches to artistic problems or issues. But, it may equally well participate in creating expressions void of inter-musical (or inter-artistic) references. Approaching this field as a researching musician is a difficult task and the scientific as well as the social and cultural aspects of the virtual should be taken into consideration. How can the spaces of the virtual be truthfully represented outside of their own domain? <text:s/>How may they be documented and communicated in the context of arts-based research</text:span><text:span text:style-name="T6">? <text:s/>Is there a place for </text:span><text:soft-page-break/><text:span text:style-name="T6">the listener/viewer in the virtual improvisation where the interactions between performer and instrument(s) are not necessarily obvious? /Föreslås utgå, om det är en hängande retorisk fråga/ Tveksam om man ska räkna in lyssnandet som del av forskningen; feedbacken följs ju upp senare i kap./</text:span></text:p>
      <text:p text:style-name="P2">Interactive Music</text:p>
      <text:p text:style-name="P12"><text:bookmark-start text:name="BMsec_interactive_music"/><text:bookmark-end text:name="BMsec_interactive_music"/><text:span text:style-name="T5">Interactive music</text:span><text:span text:style-name="T3">, as a sub-genre of computer music, may be seen as the musical representation of </text:span><text:span text:style-name="T6">VR</text:span><text:span text:style-name="T3"> technology. It is a music where the responses from the technology is depicted by real-time stimuli from human and virtual performers. The intricacy of the dynamics in the relationship between the man and the machine is of particular interest while working in the field of Interactive Music and, considering the great challenges computer interface designers are facing, expanding our knowledge on the nature of this relationship within the artistic practice may yield results that prove to be valid also outside that domain. Particularly so as advanced digital computer technology is constantly paving its way into new social areas and into new objects where the interactive needs and demands of these technologies are not necessarily known in advance: </text:span><text:span text:style-name="T6">Artistic practice should be an interesting alternative for interaction development.</text:span><text:span text:style-name="Slutkommentarsreferens"><text:span text:style-name="T6"><text:note text:id="ftn4" text:note-class="endnote"><text:note-citation>iv</text:note-citation><text:note-body><text:p text:style-name="Standard">This is more fully developed in Section <text:bookmark-ref text:reference-format="text" text:ref-name="BMsec_inter_with_virt">5</text:bookmark-ref>.</text:p></text:note-body></text:note></text:span></text:span><text:span text:style-name="T6"> /meningen + fotnoten föreslårs utgå/ <text:s/></text:span><text:span text:style-name="T3">In the context of Interactive Music, the dissimilarity in the way in which man and machine deal with time and memory, may easily disrupt the performer as well as the researcher. Again, as </text:span><text:span text:style-name="T5">forgetting devices</text:span><text:span text:style-name="T3"> the machines allow for a detached attitude towards history and cultural heritage, and as such they have participated in the creation of novel artistic expressions. This difference, itself an asset as well as a potential problem, may be understood from the point of view of an </text:span><text:span text:style-name="T5">in-time</text:span><text:span text:style-name="T3"> versus </text:span><text:span text:style-name="T5">over-time</text:span><text:span text:style-name="T3"> continuum. /</text:span><text:span text:style-name="T6">Härifrån och fram till “Time and multi temporality är texten för lång och föreläsande och för mkt centrerad till olika musikrelaterade fenomen – som nog inte behövs för att läsaren ska haja fortsättningen. Komprimera till ca hälften, eftersom resonemangen återkommer mot slutet.]</text:span></text:p>
      <text:p text:style-name="P18"><text:span text:style-name="T3">The distinction between activities that take place </text:span><text:span text:style-name="T5">in</text:span><text:span text:style-name="T3"> time and those that takes place </text:span><text:span text:style-name="T5">over</text:span><text:span text:style-name="T3"> time is brought forward in a short report by cognitive scientist Tim smithers96.</text:span><text:span text:style-name="Slutkommentarsreferens"><text:span text:style-name="T3"><text:note text:id="ftn5" text:note-class="endnote"><text:note-citation>v</text:note-citation><text:note-body><text:p text:style-name="Standard">I am indebted this reference to Vijay Iyer who is referring to it in a discussion on embodiment in improvisation. See iyer08. For the original source along with a few additional on the topic of robotics and cognitive science, see [][]smithers96,vangelder98,smithers:98</text:p></text:note-body></text:note></text:span></text:span><text:span text:style-name="T3"> Actions that take place in time are actions where the time taken matters, where time is a factor whose value is decisive. For example, when I walk it is not just that my leg is moving that matters but also the time it takes to move it. As for actions that occur over time, the time consumed by the action is of little significance for the result. Computation is a typical example of an over-time operation: The primary interest is the result itself, and as such it will not be affected by the amount of time it takes to arrive at it. [</text:span><text:span text:style-name="T6">Kan hela detta stycke utgå?]</text:span></text:p>
      <text:p text:style-name="P14"><text:span text:style-name="T3">Much (but not all) of art production, at least in its early stages, are over-time activities as well as most other abstract operations. Painting a picture, conceptualizing an art installation or writing a </text:span><text:soft-page-break/><text:span text:style-name="T3">musical score are (roughly speaking) over-time operations even if the result, or the instantiation of these art works may be in-time operations. The American art critic Harold Rosenberg, in a discussion of the esthetics of impermanence, discusses the art work as an “interval in the life of both artist and spectator” and continues: “Compositions into which found objets are glued or affixed of from which they protrude or are suspended make art subject to time on equal terms with nature and commodities for daily use.” [92] Further on Rosenberg turns to action painting where the art object is “abandoned altogether”, replaced by a single act of creation: “composition turns literally to an event.” [93] In this final example we could truly speak of visual arts as an in-time process, although this process is nullified as soon as the result of the event, the canvas, is exhibited as an art work independent of its mode of creation. </text:span><text:span text:style-name="T6">[Detta stycke är bra, ändra inte]</text:span></text:p>
      <text:p text:style-name="P14"><text:span text:style-name="T3">Musical performance and improvisation are typical in-time operations: They are </text:span><text:span text:style-name="T5">embedded in time</text:span><text:span text:style-name="T3"> (to use smithers96 expression) whereas over-time operations may be said to be </text:span><text:span text:style-name="T5">contained in time</text:span><text:span text:style-name="T3">. Along with advances in computer science and robotics, real time computation has altered the picture somewhat, but the distinction between an over-time operation being so fast that time goes unnoticed is very different from the way the mind “exploits both the constraints and allowances of the natural timescales of the body and the brain as a total physical system.” [276] The in-time versus over-time distinction is interesting with regard to the topic of time and temporality, but it is also of interest to the specific topic of Interactive music. As a genre, Interactive music (as was noted above) descend from Computer Music, also called Electro-acoustic music, and has strong interdisciplinary connections with subject areas such as Artificial Intelligence, Cognitive Science and Computer Science. [24] These disciplines are concerned with trying to understand human behavior and, to some extent, attempt to mimic that behavior in machines. In the context of arts-based research it is important to draw upon knowledge that emanates from related fields of inquiry but it is equally important to re-evaluate those same sources. Historically there may have been a tendency for Computer music to lean against the natural sciences that, in fact, may also have much to gain from learning from the artistic practice of Computer music, or other artistic practices. The concept of time in general and the in-time aspect of music in particular. For the researcher engaged in arts based research it is important to remember that the primary purpose of the research should not only be to manifest theories external to the field of research but also critically examine and question the related sciences. What modes of thinking correspond to the practice and what ideas deviate from it? <text:s/>If the practice is embedded in time, as an in-time process, what actually consititutes the object of research? </text:span></text:p>
      <text:p text:style-name="P15">When dealing with real-time technologies in music these questions are brought to the fore. The real-time ‘object’, the music that is a result of real-time processes such as improvisation, live coding, interpretation, etc., is made up of a volatile substance that is not easily transformed to a researchable <text:soft-page-break/>‘object’. While investigating how the virtual sound worlds of computer instruments, created and edited in real-time, may interact with (or fail at interacting with) the real world, the questions pertaining to access and documentation will become important. Although the Western tradition has developed powerful musicological methods to represent and document music visually, bregman94 independent of time, are there methods that retain the temporal identity of the object rather than do away with it? <text:s/>Such methods should, ultimately, also include questions only rarely explored in arts-based research, such as the impact of contextuality and listener reception in musical and scenic performances. Also more multi-disciplinary research projects will be of great interest here, in particular those that actively deal with visuality in different forms such as computer games and film. </text:p>
      <text:p text:style-name="P19"><text:span text:style-name="T3">[</text:span><text:span text:style-name="T6">Hela föjande <text:s/>stycke borde utgå, det är allmän-musikaliskt men inte relaterat till forskningsprocessen]</text:span></text:p>
      <text:p text:style-name="P19"><text:span text:style-name="T3">The aspect of interaction in the field of interactive art and media is problematic as the term </text:span><text:span text:style-name="T5">interactive</text:span><text:span text:style-name="T3"> to some extent has been hijacked by computer interface designers.</text:span><text:span text:style-name="Slutkommentarsreferens"><text:span text:style-name="T3"><text:note text:id="ftn6" text:note-class="endnote"><text:note-citation>vi</text:note-citation><text:note-body><text:p text:style-name="Standard">Susan Kozel similarly comments how the meaning of the word ‘virtual’ is to be found when its “overly reductive association with immersive technologies and that now anachronistic term cyberspace” is removed.</text:p></text:note-body></text:note></text:span></text:span><text:span text:style-name="T3"> Though one of its lexicographic meanings is “Reciprocally active”,</text:span><text:span text:style-name="Slutkommentarsreferens"><text:span text:style-name="T3"><text:note text:id="ftn7" text:note-class="endnote"><text:note-citation>vii</text:note-citation><text:note-body><text:p text:style-name="Standard">“interactive, <text:span text:style-name="T11">a</text:span>.” The Oxford English Dictionary. 2nd ed. 1989. OED Online. Oxford University Press. 1 Nov. 2007. <text:a xlink:type="simple" xlink:href="http://dictionary.oed.com/cgi/entry/50118746"><text:span text:style-name="Internet_20_link"><text:span text:style-name="T12">http://dictionary.oed.com/cgi/entry/50118746</text:span></text:span></text:a></text:p></text:note-body></text:note></text:span></text:span><text:span text:style-name="T3"> its meaning in the context of computer interface design is more geared towards a methodology of control, than sharing, or mutual exchange. In the reduced meaning of computer interaction the actions of one part, ‘the user’, is used to control the </text:span><text:span text:style-name="T5">re</text:span><text:span text:style-name="T3">actions of the other, ‘the machine’, often in a one-to-one relation: one action, one re-action. In this kind of reduced interaction, a reaction to any given action is ignorant to any prior actions or reactions. A mouse click on a given icon on a computer desktop typically results in the same machine response, regardless of the user’s preceding activities. Musical interaction, on the other hand, is all about reciprocity, particularly in improvised music. [See for example][]monson96 A successful interplay between musicians involved in an improvisation rests on a mutual sensitivity for taking, and responding to, musical initiatives. Musicians induce differences rather than alter states; they induce differences that “</text:span><text:span text:style-name="T5">make a difference</text:span><text:span text:style-name="T3">”. </text:span><text:span text:style-name="Slutkommentarsreferens"><text:span text:style-name="T3"><text:note text:id="ftn8" text:note-class="endnote"><text:note-citation>viii</text:note-citation><text:note-body><text:p text:style-name="Standard">And, according to Gregory Bateson, a difference that makes a difference is the definition of <text:span text:style-name="T11">Information</text:span>][92]Bateson</text:p></text:note-body></text:note></text:span></text:span><text:span text:style-name="T3"> <text:s/></text:span></text:p>
      <text:p text:style-name="P1"><text:bookmark-start text:name="BMsec_performing_time"/><text:span text:style-name="T7">3</text:span><text:bookmark-end text:name="BMsec_performing_time"/><text:span text:style-name="T7"> </text:span><text:span text:style-name="T4"><text:s/>Time and multi temporality</text:span></text:p>
      <text:p text:style-name="P12"><text:span text:style-name="T3">As was stated above, performing music, as well as performance in other time based art forms, takes place </text:span><text:span text:style-name="T5">in</text:span><text:span text:style-name="T3"> time, and I believe it is fair to assume that in these cases there is a difference between investigating ‘the object’</text:span><text:span text:style-name="Slutkommentarsreferens"><text:span text:style-name="T3"><text:note text:id="ftn9" text:note-class="endnote"><text:note-citation>ix</text:note-citation><text:note-body><text:p text:style-name="Standard">Let the object, for the moment, encompass all and any aspects of the artistic practice.</text:p></text:note-body></text:note></text:span></text:span><text:span text:style-name="T3"> in-time, while it is unfolding, as opposed to doing it over-time. Hence, the researching artist in these disciplines, needs to be able to explore the object in a multifaceted way, as a stratum of analytical modes in simultaneous operation. The question of time is significant as many of these simultaneous processes take place in different time scales or temporal modes. </text:span><text:span text:style-name="T6">For example, </text:span><text:soft-page-break/><text:span text:style-name="T6">while performing, the musician measures the perceived sound against an inner vision of what was intended, and against prior performances, and this evaluation is constantly performed at different rates, different temporal resolutions.[Föreslås utgå] </text:span><text:span text:style-name="T3">Orchestra conductors are making judgments on the music in the present based on their knowledge and expectation of what will happen in the future of the music: in next bar, the next section, the next movement, the end of the concert, the next concert, etc. They are able to constantly keep a fish eye view on the piece without loosing the details in the process. </text:span><text:span text:style-name="T6">The conductor is accessing the object at different rates and at different temporal locations, or points in history (and in the future), all at the same time</text:span><text:span text:style-name="T3">. </text:span><text:span text:style-name="T6">Föreslås utgå, även om det var jag som tipsade...]</text:span><text:span text:style-name="T3"> This ability, to simultaneously act in multiple temporalities, is not unique to performance art. It is something we constantly do to various degrees in every day life. But because of the ways in which different temporal and interactive modes unfold in the real-time arts, arts based research may provide unique insights into this complex area. </text:span></text:p>
      <text:p text:style-name="P14"><text:span text:style-name="T3">To the Greek composer and architect Iannis Xenakis the question of time was of great </text:span><text:span text:style-name="T6">importance</text:span><text:span text:style-name="T3">. His views, most likely influenced by his work as an architecht, are used here as a backdrop for the ideas of time, memory and temporality developed later in this chapter. But they are also introduced here as an early example of a practiced based researcher. According to Xenakis, non-synchronicity and discontinuity of events in time is what makes the flux of time perceptible: Without it time would remain hidden, illegible and inapproachable. Painting a picture of chains of events that makes time come forward, </text:span><text:span text:style-name="T6">Xenakis also argues that their representation in the brain—our memory of events in time—is a generalization and abstraction that exists outside of time: “Memory is the spatial translation of temporal (causal) chains.” [263]</text:span><text:span text:style-name="T3"> /</text:span><text:span text:style-name="T6">Det här är komplicerat, kan det utgå?/</text:span><text:span text:style-name="T3"> Contiguous events, separate in time, creates durations in the flux of time and marks out spatial distances in its memory representation: Time becomes space. Following this line of thought, music is an art form that, in most cases, participates in space </text:span><text:span text:style-name="T6">as part of a temporal flux</text:span><text:span text:style-name="T3"> </text:span><text:span text:style-name="T6">/vad menas?/.</text:span><text:span text:style-name="T3"> It lays out events in the flow of time, a flow which in itself, in some cases, is controlled by these events. But, according to Xenakis, at the same time, the same music, also exist outside of time, as a snapshot, an abstract representation. This representation, when encoded in our memories, or when described as a musical structure (e.g. a fugue), becomes accessible to us as a whole. A whole which we can navigate, jump back and forth in, and sustain at random access. The whole becomes, not a succession, but something non-temporal that “can be viewed as one </text:span><text:span text:style-name="T5">time spectrum</text:span><text:span text:style-name="T3"> of a fundamental duration”.</text:span><text:span text:style-name="Slutkommentarsreferens"><text:span text:style-name="T3"><text:note text:id="ftn10" text:note-class="endnote"><text:note-citation>x</text:note-citation><text:note-body><text:p text:style-name="Standard">[<text:bookmark-ref text:reference-format="text" text:ref-name="BIB_roads">Error: Reference source not found</text:bookmark-ref>, 73, my italics.] See also [<text:bookmark-ref text:reference-format="text" text:ref-name="BIB_stockhausen57">Error: Reference source not found</text:bookmark-ref>]</text:p></text:note-body></text:note></text:span></text:span><text:span text:style-name="T3"> This is comparable to the transformation from event to object that was discussed above with regard to action painting. According to this line of thought, even though the activities that lead to the creation of an art work were embedded in time, and entirely dependent on time, another transformation, perhaps an ontological one, forces the art work into its “inherent” spatiality. That the </text:span><text:soft-page-break/><text:span text:style-name="T3">“chief attribute of a work of art in our century (the 20th century, my remark) is not stillness but circulation” [93]does not make a decisive difference in this context, as that circulation (in most cases) is an over-time process rather than an in-time process. /</text:span><text:span text:style-name="T6">Hela ovanst. avsnitt är nog alltför speciellt och forf. musikanknutet och svårbegripligt för utomstående... menar du (kan man säga) att “space” är ett slags fysiskt rum, ett imaginärt utrymme, att ljudvågorna så länge de finns ockuperar rummet på ngt sätt? Det här behöver du inte definiera, men “space” kanske behöver problematiseras eller förses med frågetecken (ett slags “space”) e.dyl.</text:span></text:p>
      <text:p text:style-name="P14"><text:span text:style-name="T3">That in-time processes such as music are transformed to images, or gets spatialized in the human brain, are common thoughts that rest on a the idea that also a musical work may be seen as an object; in essence, this too is an ontological construct. The time spectrum—which should really be called a </text:span><text:span text:style-name="T5">space</text:span><text:span text:style-name="T3"> spectrum—transforms events in time to events in space, and the reverse transforms spatial properties in events to temporal properties. Thoughts like these may seem speculative; as abstract constructs induced on top of an artistic expression, but when, and if, they are the result of a research performed from within the artistic practice, they may carry with them novel ideas, specifically about the concept of musical time, but also with regard to time and memory in general. Furthermore, these ideas may be positioned against other real time as well as non-real time art practices in which the relation between time and space is of a different order</text:span><text:span text:style-name="T6">. The musical score is a means of rendering events embedded in time in space. It is a document that, according to some ontologies, constitute the musical work. Does Xenakis’ space spectrum move beyond the idea of the musical transcription? <text:s/>/FÖRESLÅS UTGÅ; det handlar mera om verkbegreppet/</text:span></text:p>
      <text:p text:style-name="P14"><text:span text:style-name="T3">Xenakis’ idea of musical memory as a spatial translation of the musical events contained in it should probably be traced to his background as an architect, and may have been influenced by his aptitude and sensibility for spatial rendering. If we limit ourselves to the realm of the time based arts, is it really possible that our in memory representation of something such as music, that exists and evolves in time, can be represented independent of time? <text:s/>And if it is, what is the coupling between time and space that makes the transformations from one to the other transparent; how is the space/time spectrum calculated? These are examples of questions that may be tackled from within an artistic practice in the context of arts-based research. Only from within the flow of time is it possible to fully grasp the time-space transformations and their significances, specifically as well as generally. Xenakis’ book xenakis71 is an interesting example of an early PBR project and a document of a composer’s view on questions such as time and temporality in music and they are interesting precisely because of Xenakis’ strong relation to the spatial dimensions. </text:span></text:p>
      <text:p text:style-name="P1"><text:bookmark-start text:name="BMsec_performing_practice"/><text:soft-page-break/><text:span text:style-name="T7">4</text:span><text:bookmark-end text:name="BMsec_performing_practice"/><text:span text:style-name="T7"> <text:s/></text:span><text:span text:style-name="T4">Performing in practice </text:span><text:span text:style-name="T7">/Komprimera också detta avsnitt</text:span><text:span text:style-name="T4">/</text:span></text:p>
      <text:p text:style-name="P12"><text:span text:style-name="T3">Something that is embedded in time will always be difficult—but not impossible–to conceive of as an object (though object is a misleading term here), independent of its temporal context. Despite Xenakis’ argument to the contrary, this ‘object’ will not easily transform itself to a spatial representation, because it is not just the order of the events and the speed at which they are deployed that matters and that gives this object its character. The performer/researcher working in the field of arts-based research should resist the temptation of objectifying the in-time performance and instead embrace the possibilities and the great challenges that lies in investigating the in-the-moment, unfolding, real-time, processes of creative and interactive activities. These depend on properties that will not transform themselves to out-of-time representations without something substantial being lost. Their in-time aspects, such as their physicality, and intersubjectivity, are primarily accessible from the inside, from within the creative activity and they will risk at loosing their identity if resolved of their ‘in-timeness’, if they are instead looked upon as over-time processes. Aiming at performing research in time is a difficult task but I will argue that for arts-based research in time based arts to be different from e.g. standard musicological research, it has to face these difficulties and attempt at accessing the object from the inside. </text:span><text:span text:style-name="T6">The means to do it /vad menas?/</text:span><text:span text:style-name="T3"> and the methods to use will inevitably have to differ from case to case and from </text:span><text:span text:style-name="T6">discipline to discipline</text:span><text:span text:style-name="T3"> /</text:span><text:span text:style-name="T6">el. genre to genre?/</text:span><text:span text:style-name="T3"> but investigating and acknowledging the difference between divergent temporal domains and temporalities is a prerequisite, regardless of the discipline. In other words, to engage in arts-based research, accessing the object of research as an in-time process constitutes an activity that may offer an interesting alternative to the otherwise dominating visual modes of research expressions</text:span><text:span text:style-name="T6">. Discussing the practice of an improvising musician without resorting (solely) on transcriptions of the performances, or other abstract representations, is likely to render a result different from traditional musicological research, or arts-based research that primarily takes place outside the temporal flow of the object. /FÖRESLÅS utgå: anknyts ju till senare/ </text:span><text:span text:style-name="T3">To visualize a flow of time, i.e. to perform the kind of time spectrum transformation as was suggested by Xenakis above, is admittedly a powerful and pedagogical conjuration</text:span><text:span text:style-name="Slutkommentarsreferens"><text:span text:style-name="T6"><text:note text:id="ftn11" text:note-class="endnote"><text:note-citation>xi</text:note-citation><text:note-body><text:p text:style-name="Standard">A popular example is the famous scene in Hitchcock’s 1959 movie hitchcock59. Madeleine (played by Kim Novak), whose identity is overwhelmed by her great grand-mother, is standing in front of a cross section of an over 1000 years old Redwood tree. She places her finger towards the outer ring of the tree and marks out the point where she was born and the point where she died. The distance between the two points is short relative to the size of the tree, and, as she is moving her finger across the wood, she says “It was only a moment to you”. [<text:bookmark-ref text:reference-format="text" text:ref-name="BIB_hitchcock59">Error: Reference source not found</text:bookmark-ref>] The cross section of the tree is used to spatialize a (short) life span, to transform a duration to a distance, to transform time to space. Another, similarly schizophrenic, example is the end of the first act of Richard Wagner’s opera Parsifal (cited above) where there is a slightly more subtle and continuous transformation from time to space. Parsifal makes a remark that, despite his slow pace he already seem to have come far. The explanation offered to him is that “time here becomes space”. [<text:bookmark-ref text:reference-format="text" text:ref-name="BIB__">Error: Reference source not found</text:bookmark-ref>, See]act 1]wagner82</text:p></text:note-body></text:note></text:span></text:span><text:span text:style-name="T6"> </text:span><text:span text:style-name="T3">/</text:span><text:span text:style-name="T6">FOTNOTEN utgår/</text:span><text:span text:style-name="T3"> but it is equally deceptive: It is a transformation of an in-time process to an over-time process, and in the shift, temporal as well as other kinds of information is bound to get lost.</text:span></text:p>
      <text:p text:style-name="P13"/>
      <text:p text:style-name="P9">Figure <text:bookmark-start text:name="BMfig_player_comp"/>1<text:bookmark-end text:name="BMfig_player_comp"/>: A simplified graphic representation of an instant of an improvised performance with an interactive computer. The performer is reflecting upon the output in several different modes of thinking (represented by the arrows leading from the performer to the sound). The feedback of the <text:soft-page-break/>reflection and its influence on the object is represented by the arrows leading from the object back to the performer.</text:p>
      <text:p text:style-name="P2">Performing reflections</text:p>
      <text:p text:style-name="P12"><text:bookmark-start text:name="BMsec_perf_refl"/><text:bookmark-end text:name="BMsec_perf_refl"/><text:span text:style-name="T3">As a performer, engaged in an actual performance with an Interactive computer system, and simultaneously a researcher, I combine several different roles and disseminating processes at once. As can be drawn from the graphic in Figure </text:span><text:span text:style-name="T3"><text:bookmark-ref text:reference-format="text" text:ref-name="BMfig_player_comp">1</text:bookmark-ref></text:span><text:span text:style-name="T3"> I at once access and evaluate the object in different modes of thinking relating to the different tasks I carry out, or have carried out in preparation for the performance (programmer, musician, composer, etc.). The object in this case is simplified to constitute the bare </text:span><text:span text:style-name="T6">audible (poietic)/kanske ska poietic förklaras, om du menar den semantiska termen /</text:span><text:span text:style-name="T3"> trace left by what I and the computer produce together. Similar to how it was noted with regard to the conductor above, the evaluation is simultaneously done at different rates and against different inner ‘templates’, expectations or value judgments (of which some may be upright banal): Is this note in tune? <text:s/>Is this good music? <text:s/>Does this work against the pre-conceived form? <text:s/>Is this computer program functioning the way it should? <text:s/>Will this work in the next concert? <text:s/></text:span></text:p>
      <text:p text:style-name="P14"><text:span text:style-name="T3">Apart from the performance specific reflections, in arts-based research there is the additional layer of the research activity. In my own experience as a researching musician/composer the point of intersection, the convergence, between the in-time music and the research upon that process, is an area laborious to navigate wisely and honestly</text:span><text:span text:style-name="T6">.</text:span><text:span text:style-name="Slutkommentarsreferens"><text:span text:style-name="T6"><text:note text:id="ftn12" text:note-class="endnote"><text:note-citation>xii</text:note-citation><text:note-body><text:p text:style-name="Standard">At a seminar in Gothenburg University October 20, 2004, Mika Hannula spoke about the great import of <text:span text:style-name="T11">protection</text:span>: The institutions need to protect their PhD candidates in the (general) field of arts-based research (basically from themselves) due to the difficulties that lies in the creator/researcher intersection. The title of Hannula’s presentation was “What are we talking about when we we talk about artistic research? ”</text:p></text:note-body></text:note></text:span></text:span><text:span text:style-name="T6"> /FOTNOTEN UTGÅR/ <text:s/></text:span><text:span text:style-name="T3">It is easy to get lost and it is easy to get drawn outside of the temporal flux so particular to musical practice. It is always tempting to detach the researcher from the in-time process and let the research operate in its own temporal mode, more closely related to how musicological activities are carried out. Intimidating questions relating to the validity of a research performed from within </text:span><text:span text:style-name="T5">bad</text:span><text:span text:style-name="T3"> art (i.e. bad art but good research) makes the task even more difficult for the researcher. (No artist researcher will ever be proud to have performed excellent research but bad art.) However, many of these distracting questions relate to the (false) idea that the researcher could somehow be discrete from the musician (&gt; </text:span><text:span text:style-name="T6">performer</text:span><text:span text:style-name="T3">?) , as if a Cartesian split between the rational investigator and the unpredictable creator was possible and desirable. </text:span></text:p>
      <text:p text:style-name="P17"><text:s/></text:p>
      <text:p text:style-name="P4"><text:span text:style-name="T3">Figure </text:span><text:bookmark-start text:name="BMfig_player_comp_2"/><text:span text:style-name="T3">2</text:span><text:bookmark-end text:name="BMfig_player_comp_2"/><text:span text:style-name="T3">: A modified version of the previous graph (see Figure </text:span><text:span text:style-name="T3"><text:bookmark-ref text:reference-format="text" text:ref-name="BMfig_player_comp">1</text:bookmark-ref></text:span><text:span text:style-name="T3">) where the listeners and the performer are united in the act of listening. A linear conception of a producer and a group of consumers is reduced in favor of a distributed sphere of listening.</text:span><text:span text:style-name="T3"><text:bookmark-ref text:reference-format="text" text:ref-name="BMfig_player_comp">1</text:bookmark-ref></text:span></text:p>
      <text:p text:style-name="P20"><text:span text:style-name="T3">In the graph representing a slice of time of a performance (Figure </text:span><text:span text:style-name="T3"><text:bookmark-ref text:reference-format="text" text:ref-name="BMfig_player_comp">1</text:bookmark-ref></text:span><text:span text:style-name="T3">), the trajectories of reflection </text:span><text:soft-page-break/><text:span text:style-name="T3">create a feedback loop between the object of research and the musician. A corresponding loop may be found in between the listeners and the music representing the listener’s reflections upon that same music as it takes place in real time. Although not likely to be entirely synchronous with those of the performer, provided the performer and the listeners share some musical references or have a common cultural ground, it is conceivable that some of the reflections made by the listeners overlap with some of the performer’s.</text:span><text:span text:style-name="T6"> /DRA SAMMAN följande avsnitt: / If I choose to play a note out of tune it is only if the significance of the ‘out-of-tuneness’ is obvious to the listeners that they will appreciate it as something that adds to the music. If the significance of the pitch alteration is beyond reach it is more likely they will hear it as an error that may even reduce the value of the performance. It is as a listener I (as a performer) am able to reflect on that which I play—In a wider sense I am first a listener and then a performer since everything I play is a result of what I hear or have heard. Hence, the audible trace produced by me is an object for reflection common to both myself and the listener.</text:span><text:span text:style-name="T3"> In this view of our interactions the producer-consumer conception of performer-listener is resolved in favor of a relation more geared towards an inter-subjectivity. Marcel cobussen08, in his book cobussen08, discusses listening and suggests an understanding of “listening to music” that really means “listening </text:span><text:span text:style-name="T5">to and fro</text:span><text:span text:style-name="T3"> music”. [p. 135 <text:s/>When experienced, this oscillating movement of coming and going moves beyond the the idea of the listening subject and the sounding object. According to cobussen08, “to listen to and fro decenters them, wipes them out.” [135] Through the shared act of listening the subject-object divide between the listener and the sounding object is erased, and the producer-consumer distinction between the performer and the listener is blurred. If the performer is a listener among other listeners, the traditional view on a flow of communication from a [(</text:span><text:span text:style-name="T6">non-listening? ) – utgår</text:span><text:span text:style-name="T3">] creator to a listening subject indeed becomes difficult to maintain. Instead we are presented with the image of a group of listeners in which some members are </text:span><text:span text:style-name="T5">also</text:span><text:span text:style-name="T3"> performers and creators (Figure </text:span><text:span text:style-name="T3"><text:bookmark-ref text:reference-format="text" text:ref-name="BMfig_player_comp_2">2</text:bookmark-ref></text:span><text:span text:style-name="T3">). </text:span><text:span text:style-name="T6">UTGÅR: I am not a performer that listens, I am a listener among other listeners that also performs. [ja, så att säga...]</text:span></text:p>
      <text:p text:style-name="P3"><text:span text:style-name="T4">Interaction and feedback /</text:span><text:span text:style-name="T9">Hela detta avsnitt är för detaljerat och för mkt om “ren musik” DRA SAMMAN/</text:span></text:p>
      <text:p text:style-name="P12"><text:bookmark-start text:name="BMsec_interaction_feedback"/><text:bookmark-end text:name="BMsec_interaction_feedback"/><text:span text:style-name="T3">According to improviser Vijay iyer08 the sense of “shared time” is a property of music listening and is a crucial aspect of the temporality of performance. Listening to a performance of improvised music is to experience the improvisers real-time struggles, their in-time processes. Also to non-dance oriented music, listening to music is a co-performance, a “participatory act of marking musical time with rhythmic bodily activity [which] physicalizes the sense of shared time, and could be viewed as embodied listening.” [276] Both in Cobussen’s and Iyer’s accounts, the interactions </text:span><text:soft-page-break/><text:span text:style-name="T3">between the agents at play (listeners, performers, creators, etc.) are central. Not only what happens at each end of the flights of communication, but what happens </text:span><text:span text:style-name="T5">between</text:span><text:span text:style-name="T3"> the poles. Applied to the context of arts-based research this would mean to complement introspective reflections and reflections on the object with an investigation of what goes on in between these two poles (and between any other zones that influences the artistic practice). To attempt at unpacking the significance and impact of the low level interactions between oneself and ones surroundings.</text:span><text:span text:style-name="Slutkommentarsreferens"><text:span text:style-name="T3"><text:note text:id="ftn13" text:note-class="endnote"><text:note-citation>xiii</text:note-citation><text:note-body><text:p text:style-name="Standard">Cf Chapter 11, in which the described project Bodies in Flight describes the contemporary human as <text:span text:style-name="T11">an interstices in-between</text:span> various discursive fields and their related technologies.</text:p></text:note-body></text:note></text:span></text:span><text:span text:style-name="T3"> Furthermore, in the case of the time based arts, the temporalities of these interactions should be taken into account. </text:span><text:span text:style-name="T6">The order of events as well as the temporal potential and prerequisites within the system(s) of interaction. (The temporality of the computer in Figure </text:span><text:span text:style-name="T6"><text:bookmark-ref text:reference-format="text" text:ref-name="BMfig_player_comp">1</text:bookmark-ref></text:span><text:span text:style-name="T6"> and </text:span><text:span text:style-name="T6"><text:bookmark-ref text:reference-format="text" text:ref-name="BMfig_player_comp_2">2</text:bookmark-ref></text:span><text:span text:style-name="T6"> is in every respect different from that of the listeners in the same figures.) . BEHÖVER detta förklaras här? </text:span><text:span text:style-name="T3"><text:s/>But before looking at the aspect of multi-temporality within these interactions, I will briefly return to the nature of the in-time reflections in the imagined performance sketched in Figure </text:span><text:span text:style-name="T3"><text:bookmark-ref text:reference-format="text" text:ref-name="BMfig_player_comp">1</text:bookmark-ref></text:span><text:span text:style-name="T3">.</text:span></text:p>
      <text:p text:style-name="P14"><text:span text:style-name="T3">In the interactions and feedback loops between the performer and the audible trace in Figures </text:span><text:span text:style-name="T3"><text:bookmark-ref text:reference-format="text" text:ref-name="BMfig_player_comp">1</text:bookmark-ref></text:span><text:span text:style-name="T3"> and </text:span><text:span text:style-name="T3"><text:bookmark-ref text:reference-format="text" text:ref-name="BMfig_player_comp_2">2</text:bookmark-ref></text:span><text:span text:style-name="T3">, it is difficult to separate artistic evaluations and reflections from those that are research oriented. Or, perhaps more accurately described, also a research oriented reflection may very well result in an alteration of the object, an alteration that changes the music. The in-time research oriented reflection resists the theory versus practice divide in that it operates in parallel to the practice, and in that it undoubtedly also has an impact on that upon which it reflects</text:span><text:span text:style-name="T6">.</text:span><text:span text:style-name="Slutkommentarsreferens"><text:span text:style-name="T6"><text:note text:id="ftn14" text:note-class="endnote"><text:note-citation>xiv</text:note-citation><text:note-body><text:p text:style-name="Standard">Also compare to how Susanne Kozel earlier in this volume writes that “innate to performance is the ability to reflect on what we are doing while we are doing it. I practice, and I reflect upon practice in infinitesimal loops.” (Chapter 8, section 3, §3</text:p></text:note-body></text:note></text:span></text:span><text:span text:style-name="T6"> /MIN FRÅGA: är “research” här = enbart kvalitativa/konstnärliga bedömningar <text:s/>- i så fall vore det ju samma sak som när “vanliga” jazzmusiker improviserar?!? och var ligger då “researchen”?/</text:span><text:span text:style-name="T3"> <text:s/></text:span><text:change-start text:change-id="ct139821251189392"/><text:span text:style-name="T3">The research oriented reflections are not limitied to artistic reflections buyt may well emanate from a research question.</text:span></text:p>
      <text:p text:style-name="P14"><text:change-end text:change-id="ct139821251189392"/><text:span text:style-name="T3">Not all art practice is arts-based research but all arts-based research performed in-time in the ways described here will alter the artistic expression in some respect. /</text:span><text:span text:style-name="T6">MIN KOMMENTAR: Handlar det alltså om att “reflektera i nuet”, till skillnad från t.ex. bildkonstnärer som har möjlighet att revidera efteråt, men också de reflekterar ju ständigt i nuet”/ </text:span><text:span text:style-name="T3">Also, the research activity may constitute meta-reflection, reflections upon purely musical reflections (e.g. </text:span><text:span text:style-name="T5">Why is it important that this note is in tune? </text:span><text:span text:style-name="T3">) forming compound reflections of both artistic and research oriented nature further influencing the present and future expressive qualities of the creative work. In other words, although the trajectories of reflection may be distinct from one another, their responses are not. </text:span></text:p>
      <text:p text:style-name="P21"><text:span text:style-name="T6">FÖLJANDE STYCKE är nog också för internt?/This perceptual non-linearity between cause and effect can also be found in the sometimes asymmetrical communications between a performer, an interactive computer system, and listeners. Imagine a performance where the computer ‘listens’ to the performer and responds to a given set of triggers (a particular note, a </text:span><text:soft-page-break/><text:span text:style-name="T6">gesture, a rhythm, etc.). Imagine further that in the performance the system fails at recognizing a particular trigger, with the effect that the desired response is not achieved. This ‘mistake’ is likely to alter the music. Not only because the desired response was not triggered, but also because the performer, in response to the missed cue, may alter the playing in order to facilitate the computer recognition (play the triggering phrase louder, slower, shorter or faster, etc). A reflection upon past and current events in one domain (</text:span><text:span text:style-name="T8">“the computer missed my cue”</text:span><text:span text:style-name="T6">), induces a change in another, which in turn may lead to altered decisions in yet a third domain (</text:span><text:span text:style-name="T8">“I should re-write the program”</text:span><text:span text:style-name="T6">). Although the same scenario could happen between two human performers, even if we disregard the comparatively limited interactive potential with the computer, its temporality makes the HCI distinct from human-human interaction. </text:span></text:p>
      <text:p text:style-name="P22"/>
      <text:p text:style-name="P16">/OCKSÅ DETTA ÄR FÖR SPECIELLT tror jag/:</text:p>
      <text:p text:style-name="P14"><text:span text:style-name="T3">The different temporalities of the elements involved in an interactive performance such as the one described here are important to understand and acknowledge for the art based researcher. A computer, as a concept and before engaged in an interactive performance, may be seen as the ultimate representation of time as space. Its operations are almost entirely independent of time. </text:span><text:span text:style-name="T6">Hence writing computer programs to be used in interactive performances is a difficult task, and using them is even more daunting.</text:span><text:span text:style-name="T3"> /UTGÅR? /The need to understand and evaluate the changes, and the reason for the changes, in the computer output, is without a doubt one of the more challenging aspects of being a computer musician. It involves having to evaluate abstract and largely outside-of-time functionality of a computer program in performance while simultaneously engaging in the temporal flux of the in-time progress of the music. But in the process some aspects of the complexity of the multi-temporal capacity in the performer-listener feedback loops sketched above is revealed In-time and over-time processes are not mutually exclusive; they can co-exist, but their zones of interaction may also result in noise and a distorted perception. The “shared time” of music listening is created through the performer-computer-listener feedback loops. To hold different temporal representations active at the same time may be second nature for a musician, but the added aspect of the interactive computer makes it both more complex to understand and more difficult to perform, but it may also help the performer-researcher to understand and acknowledge the different temporal modes in operation. </text:span></text:p>
      <text:p text:style-name="P1"><text:bookmark-start text:name="BMsec_inter_with_virt"/><text:span text:style-name="T7">5</text:span><text:bookmark-end text:name="BMsec_inter_with_virt"/><text:span text:style-name="T7"> </text:span><text:span text:style-name="T4"><text:s/>Interacting with the Virtual</text:span></text:p>
      <text:p text:style-name="Standard"><text:span text:style-name="T10">DETTA tror jag är ett centralt parti, kunde du korta vissa partier och bygga ut andra, så att stycket blir mera generellt för alla (allt fler) som jobbar med VR, t.ex. interaktiv design – som vi inte berör öht. i boken - <text:s/>och ta upp en del forskningsetiska aspekter som har att göra med fantasy, fakes, </text:span><text:soft-page-break/><text:span text:style-name="T10">copying, dokumentationsproblem att göra – både i real time och efteråt (om man nu tänker doktorera med sin VR) – finns det ngn diskurs på högre nivå om detta? (K3 i Malmö har nog publicerat om detta, bl.a Pelle Ehn och Jonas Löwgren)</text:span></text:p>
      <text:p text:style-name="P12"><text:span text:style-name="T3">The almost mystical sensation of simultaneously being able to be in time, ‘now’ and in memory, in the recollection of a previous now, is an important and powerful aspect of time-based arts in general and music in particular. Imagine listening to a well known melody being played. As the melody is unfolding there is a perpetual interaction between its in-memory representation and its real-time representation. Sometimes, if the memory of a particular music is really strong, it may overshadow the real life version of it and inversely, if the performance is powerful and expressive it may smear out the original memory, overwriting it with the new version. As was discussed above, it is tempting, and practical, to gather musical events into larger structures (e.g. notes into melodies, movements into symphonies, songs into song-cycles, etc.) and regard them as singularities, as image representations of what they represent. As such they would have no reference to time, their temporality gets transformed to a kind of spatiality. Conceptually they would approach the, from a temporal perspective, ideal mathematical formula and become a representation of </text:span><text:span text:style-name="T5">infinite time</text:span><text:span text:style-name="T3">, roads or, to put it in Iannis Xenakis’ words, time is abolished in such structures: “[O]ne could say that every temporal schema, pre-conceived or post-conceived, is a representation outside time of the temporal flux in which the phenomena, the entities, are inscribed”. [264] They become spatial, and virtual, translations of the original in-time representations, similar to how the canvas that is the result of action painting may be said to be an outside-of-time representation of an in-time action. But if time really is abolished, how is it that we can keep track of such time specific data as duration, and silence, in memory representations of music, plays, movies, etc.? <text:s/>The question is not merely of theoretical or philosophical import, it has great impact on the way we understand and execute Practice based Research in the real-time arts. To examine an artistic practice from within—as opposed to examining it from the outside—we need to be able to access the object in real-time. And to gain access to it in real-time it is necessary to understand what real-time is relative to non real-time, i.e. in-memory representations.</text:span></text:p>
      <text:p text:style-name="P14"><text:span text:style-name="T6">/Från och med nu fram till avsnittets slut blir det alltför speciellt.../</text:span><text:span text:style-name="T3"><text:line-break/>In the survey of memory and imagination in Paul Ricœur’s seminal book ricoeur04 among many other things in the first chapter, he critically discusses Husserl’s concept of memory in general and the ideas of </text:span><text:span text:style-name="T5">retention</text:span><text:span text:style-name="T3"> in particular.</text:span><text:span text:style-name="Slutkommentarsreferens"><text:span text:style-name="T3"><text:note text:id="ftn15" text:note-class="endnote"><text:note-citation>xv</text:note-citation><text:note-body><text:p text:style-name="Standard">The full meaning of this concept and the significance of Ricœur’s thinking upon it is far beyond the scope of this chapter. I use these sources as inspiration and I do not intend to unwrap a full philosophical discussion on time.</text:p></text:note-body></text:note></text:span></text:span><text:span text:style-name="T3"> The duration of a musical note is used to address the question of what it means for something that endures to remain (but any other event unfolding in-time may equally well symbolize the phenomenon). And this is indeed at the heart of the matter for the present discussion: When in music, or any other real-time art form, we perform, there is a complex interplay between creation and duration. Musicians do not only play series of instances that are sequentially </text:span><text:soft-page-break/><text:span text:style-name="T3">combined, they play notes, phrases and gestures that have a duration. These entities can be accessed by the performer as a series of instants, or sub-entities, but also as a unity, a whole, that may signify something far beyond the sum of its parts. Something which has both a virtual, in memory, and a real representation. These entities endure and as they develop in time, they create duration.</text:span></text:p>
      <text:p text:style-name="P14"><text:span text:style-name="T3">How is this possible? <text:s/>How can the present ‘now’ and the memory of the past ‘nows’ coexist? <text:s/>How can the memory of the preceding now co-exist with the memory of a now six months ago? <text:s/>Husserl, using </text:span><text:span text:style-name="T6">with</text:span><text:span text:style-name="T3"> </text:span><text:span text:style-name="T6">??</text:span><text:span text:style-name="T3"> the sounding note as an example, states that the note, as it is played, makes the now perceptible, and, as it continues to sound it “has an ever new now, and the now that immediately precedes it changes into a past.” [</text:span><text:span text:style-name="T5">fotnot] </text:span><text:span text:style-name="T3">The ‘ever new now’ is what constitutes the modification in the perception that constructs the duration. The ‘now’ that is pushed back by the ‘new’ now however is not disappearing but is held on to, and it is this ‘holding on to’ that Husserl labels </text:span><text:span text:style-name="T5">retention</text:span><text:span text:style-name="T3">. [32] Hence retention is, in a manner of speaking, a way to hold on to the note while it is sounding. It is not its memory, or recollection, but its modified perception. Retention is a modification of perception and the difference between retention and perception is first and foremost a temporal one. Perhaps it is possible to imagine an interaction between retention and recollection. While the ‘now’ continuously begins and recedes, with past nows sinking into retention, recollections rise from below and create a virtual now parallel to the real now. A new now that can never become the ‘real’ but one which can trail the present. It can be experienced almost as if it took place in the real domain. A virtual (re-)presentation moving alongside of, or being pulled by, the real in a continuous flow in time. The real and the virtual as sketched above may further be seen as modes of perception: Outwards, listening to one’s own or others’ sounds as they disclose in time and inwards, listening to past experiences and memory representations. Both of these modes continuously co-exist and interact with each other.</text:span><text:span text:style-name="Slutkommentarsreferens"><text:span text:style-name="T3"><text:note text:id="ftn16" text:note-class="endnote"><text:note-citation>xvi</text:note-citation><text:note-body><text:p text:style-name="Standard">These ideas are loosely related to how Susanne Kozel states that “in every creative project there is an invisible” (Chapter XX, Section <text:span text:style-name="T11">Material Ontology</text:span> §6). Henk Borgdorff’s similarly speaks of a reality of the art work that “precedes any re-presentation in the space of the conceptual.” (Chapter XX, Section <text:span text:style-name="T11">Some remarks on the epistemology...</text:span>, §8)</text:p></text:note-body></text:note></text:span></text:span></text:p>
      <text:p text:style-name="P19"><text:span text:style-name="T6">ÄR INTE DETTA SAGT TIDIGARE mer el. mindre?</text:span><text:span text:style-name="T3"> This double reflection, reflection upon that which is present in a ‘now’ and a reflection upon past experiences and memories is by no means particular to the field of musical practice. For the arts based researcher, understanding the difference between the impact of past experiences and the present is not easy and it may require some methodoligical concerns. Video documentation has proven to be useful, but even with a video and audio recording of a performance, unwrapping the different processes and their influences upon the events may be difficult.</text:span><text:span text:style-name="Slutkommentarsreferens"><text:span text:style-name="T3"><text:note text:id="ftn17" text:note-class="endnote"><text:note-citation>xvii</text:note-citation><text:note-body><text:p text:style-name="Standard">Evidence of this may be found in a study performed by the author in collaboration with Stefan Ã–stersjÃ¶ and described in [<text:bookmark-ref text:reference-format="text" text:ref-name="BIB_frisk_ost06">Error: Reference source not found</text:bookmark-ref>, <text:bookmark-ref text:reference-format="text" text:ref-name="BIB_frisk_ost06_2">Error: Reference source not found</text:bookmark-ref>]. Despite numerous analysis of the video material it took us over six months working on the study to realize we had continuously misinterpreted what had really been going on in the documented session.</text:p></text:note-body></text:note></text:span></text:span><text:span text:style-name="T3"> Nevertheless, this is an area where arts based research can contribute with knowledge that may only be accessible from within an artistic practice, but at the same time, research that has baring far outside the compounds of artistic practice.</text:span><text:span text:style-name="Slutkommentarsreferens"><text:span text:style-name="T3"><text:note text:id="ftn18" text:note-class="endnote"><text:note-citation>xviii</text:note-citation><text:note-body><text:p text:style-name="Standard">There is a current project, run my McGill University, Canada that uses musical improvisation as a method to understand and develop social work. [<text:bookmark-ref text:reference-format="text" text:ref-name="BIB_lewis09">Error: Reference source not found</text:bookmark-ref>]</text:p></text:note-body></text:note></text:span></text:span></text:p>
      <text:p text:style-name="P15"/>
      <text:p text:style-name="P4"><text:soft-page-break/><text:span text:style-name="T3">Figure </text:span><text:bookmark-start text:name="BMfig_u"/><text:span text:style-name="T3">3</text:span><text:bookmark-end text:name="BMfig_u"/><text:span text:style-name="T3">: The imaginary performance as sketched in Figure </text:span><text:span text:style-name="T3"><text:bookmark-ref text:reference-format="text" text:ref-name="BMfig_player_comp">1</text:bookmark-ref></text:span><text:span text:style-name="T3"> with the addition of time. Past events are fading out but held on to by the in-time performer as is represented by the arrows pointing back unto previous nows. It should be noted that this is a extremely simplified graphic representation of phenomena that are infinitely more complex.</text:span><text:span text:style-name="T3"><text:bookmark-ref text:reference-format="text" text:ref-name="BMfig_player_comp">1</text:bookmark-ref></text:span></text:p>
      <text:p text:style-name="P3"><text:span text:style-name="T4">Memory </text:span><text:span text:style-name="T7">[Inga kommentarer]</text:span></text:p>
      <text:p text:style-name="P12"><text:bookmark-start text:name="BMsec_memory"/><text:bookmark-end text:name="BMsec_memory"/><text:span text:style-name="T3">According to Henri Bergson we can look at the present-past axis as an inverted cone (think an ice-cream cone) where the tip is the present and the base represents the oldest unconscious memories. Each segment of this cone, where a segment is a line trisecting it somewhere between its point and its base, represents a virtual plane, a region in the past. [Ch.3] In Gilles Deleuze’s reading of Bergson each such region contains the totality of the past in different levels of contraction or relaxation and at any time we can make a leap to any segment of the cone, to any past memory, bringing it back into consciousness. [60]The cone is not to be understood as a storage device in which memories are put, slice by slice in succession, but rather it is an abstract visualisation of the human capacity to place oneself in the past, while still having access to everything prior to that particular point in time, as well as everything past it: “It is in this sense that one can speak of the regions of Being itself, the ontological regions of the past ‘in general’, all coexisting, all repeating one another.” [61] The cone symbolizes a dynamic process, more dynamic than what the image can represent, for there are several motions in simultaneous operation. The tip of the cone, which at all times represents the present moves perpetually along the plane of existence, “of my actual representation of the universe” all while the base of the cone remains still. If this is the horizontal movement there are corresponding vertical movements where pure memories are descending down to the tip, to where action takes place, and images from the present are ascending up into memory. [See also][47-8] In other words, we have two contrasting movements, one of the cone moving on the plane and one inside the cone affecting the level of contraction at any virtual plane within the cone. Hence the virtual plane of memory is not a static </text:span><text:span text:style-name="T5">image</text:span><text:span text:style-name="T3"> (space) of a time in the past (a sound), but a constantly changing one. Following this conceptualization of the relation between the present and the past, the idea of a temporal schema outside of time that Xenakis brought forth should perhaps be questioned. The memory of a musical event, does it not vividly hold on to the temporal aspect of its origin? <text:s/>Is it not so that the temporal relations between the events contained in a memory matters to its representation? </text:span></text:p>
      <text:p text:style-name="P14"><text:span text:style-name="T3">The virtual planes of memory discussed above are likely to be linked to the virtuality present in all artistic creation. Common to both the virtual planes of memory and to the virtuality of art practice is that, although they generate visual elements and images, they do not depend on them. But </text:span><text:soft-page-break/><text:span text:style-name="T3">in real-time performance, in improvisation—in the spur of the moment—the leap from ‘now’ to a virtual plane of the past may create a breach similar to how musical decisions made based on information hidden from the listener creates a breach, as was discussed above. An ontological difference that, in the best case, fuels a musical performance and takes it to new heights, but at its worst, detaches the performance from the logic of the ‘now’. Under such circumstances the virtual plane fails to actualize itself and remains trapped in the memory of the performer(s). In Figure </text:span><text:span text:style-name="T3"><text:bookmark-ref text:reference-format="text" text:ref-name="BMfig_u">3</text:bookmark-ref></text:span><text:span text:style-name="T3"> the slice of time discussed earlier is now put into the context of the flow of time. Past events are slowly sinking into retention but the reflective listener-performer is able to make a leap back in time. Although only the activities of the performer are plotted, similar leaps back in time are obviously also performed by any given listener. Furthermore, it should be pointed out that the figure is a very rough image of </text:span><text:span text:style-name="T5">some</text:span><text:span text:style-name="T3"> of the processes going on. That time is of great import to the real-time arts is perhaps self-evident, but the argument that has been pursued throughout this essay is that the ways in which time operates in performance is paramount to the way arts based research may be carried out in these art forms. Many of the central issues that e.g. improvising performers (in any art form) have learned and concurred, such as sensitivity to the other, synchronicity, timing, dialogue, interaction, embodiment, entrainment, etc. are concepts that are of great interest to both the natural and social sciences.</text:span><text:span text:style-name="Slutkommentarsreferens"><text:span text:style-name="T3"><text:note text:id="ftn19" text:note-class="endnote"><text:note-citation>xix</text:note-citation><text:note-body><text:p text:style-name="Standard">For an example where research in organisation theory turns to improvisation as a method, see lindahl03</text:p></text:note-body></text:note></text:span></text:span><text:span text:style-name="T3"> If arts based research is able to unpack and communicate some of the aspects concerning the in-time properties of their art practicies, many other research disciplines may benefit from and seek to further explore this knowledge.</text:span></text:p>
      <text:p text:style-name="P1"><text:bookmark-start text:name="BMsec_summary"/><text:span text:style-name="T13">6</text:span><text:bookmark-end text:name="BMsec_summary"/><text:span text:style-name="T13"> <text:s/></text:span><text:span text:style-name="T4">Summary</text:span></text:p>
      <text:p text:style-name="P12"><text:span text:style-name="T3">The distinction between in-time and over-time processes in art that has been explored in this chapter is obviously not clear cut. Most art practice, as has already been pointed out, begin with some kind of over-time process in its stage of preparation. Even improvisatory practices, which depend extensively on in-time activities, commonly involve stages of preparation in which constraints and limitations are set up. By introducing the interactive computer in this context the over-time articulations (artistic structures, constraints, form, etc.) may be brought into real-time performance, hence a layer of complexity is added for both the performer and the researcher. In the words of Susanne Kozel</text:span><text:span text:style-name="Slutkommentarsreferens"><text:span text:style-name="T3"><text:note text:id="ftn20" text:note-class="endnote"><text:note-citation>xx</text:note-citation><text:note-body><text:p text:style-name="Standard">See Chapter XX: The Virtual and the Physical, Section “The constrainst and urgencies of practice”, §1</text:p></text:note-body></text:note></text:span></text:span><text:span text:style-name="T3"> the computer may provide a structure that, in the interactions with a performer, constructs “a topology of meaning”: In itself a valid metaphor for the holistic nature of the interactions between in-time and over-time processes that has been discussed throughout this chapter.</text:span></text:p>
      <text:p text:style-name="P14"><text:span text:style-name="T6">/ANTINGEN här eller i avsnittet “Interacting” borde det in ett lite längre avsnitt om forskningsetiska frågor, betr. akribi, dokumentation, copyright?, möjligheter att via VR och tekniken </text:span><text:soft-page-break/><text:span text:style-name="T6">skutta över traditionella redovisningsmetoder. Krävs då andra “system” eller överenskommelser för redovisningar, och hur bedöms vad som är forskarens eget självständiga material? Öht. kan ju också “formaten” på avhandlingar och redovisningar diskuteras /</text:span></text:p>
      <text:p text:style-name="P14"><text:span text:style-name="T3">Over the last three or four decades a number of successful interactive art works have been produced, surpassing the limitations and quirks of digital systems. The ‘ideal’ interactive performance system may hide its abstract functionality or may display its full power; it may be the invisible, virtual performer or it may be the dominating force in the interplay with human performers: From a purely artistic point of view there is no need to worry about the computer as a tool or vehicle for artistic production. Although there are a number of ways in which digital technology may be useful in artistic work of all kinds, of particular interest to the present discussion is the ways in which the real-time art practices may have needs and expectations on the technology that impacts on the development of the technology used. That the corporate world and the applied sciences has gleaned towards the arts for many years is no news. In 1970 Rank Xerox started Xerox PARC, an entire lab dedicated to experimental and artistic work related to the products they developed (some of which had a great impact on the ways in which the modern interactive PC developed, see johnson97 book for an overview). Bell Labs similarily let composers and early sound artists such as James Tenney and Jean-Claude Risset to work in their laboratories where the foundation for present day information technology was laid out. And still today it is not difficult to find outreaches from the applied, natural and social sciences to the world of artistic practice for expertise on various matters. In particular the field of </text:span><text:span text:style-name="T6">HCI</text:span><text:span text:style-name="T3"> seems to ask for input from artists. In a study on perception and performance in both human-technology interaction and music, authors kirlik04 comment on the fact that “design and training in many sociotechnical systems proceed all to often as if ‘doing it by the book’ or working ‘like a machine’ were admirable qualities.” The hypothesis put forth by the authors is that by turning to musical practice, in particular musical improvisation, the design and understanding of the social aspects of HCI systems can be greatly improved. Designer and scholar Aukje thomassen03 similarly mentions music as a means “to fully research the applicability” of the flow heuristic explored in his thesis and concludes that interdisciplinary work is needed and “the major disciplines are the field of social sciences such as psychology and cultural studies, but also the field of the arts in particular music and fine arts.” [239] Furthermore, according to authors engestrom96, there is a tendency to limit the thinking about HCI to “microlevel interactions between programmers or users and computers. The broader social forces and structures that constrain such interactions and are themselves reproduced and molded by microlevel events are often left unexamined.” Arts-based research in the real-time arts has much to contribute here and may provide a useful alternative to the “naive image of human-computer </text:span><text:soft-page-break/><text:span text:style-name="T3">interaction as narrowly technical and as a problem of cognitive optimization”. [325]</text:span></text:p>
      <text:p text:style-name="P15">These are concrete examples of areas in which arts-based research may interface with other research communities. Although there has been a general tendency on the part of the natural sciences to employ an overly romantic view on artistic practice, requests like the ones cited here, and similar ones, should not be neglected. That the results of the arts based research may not harmonize with the (scientific) expectations is beyond the point: There is a demand on knowledge specific to the field of artsitic practice and this demand may be met by arts based research. And, more specifically, the real-time arts involving computers, because of the high demands they impose on technology and due to their largely non-traditional methods, has great potential to inform the more general field of HCI research in ways that other research disciplines may not be able to. Not the least in the ways that time and memory is dealt with and in the ways that the abstract, non-temporality of the computer has to be tackled. </text:p>
      <text:p text:style-name="P15">It will always be tempting to approach the object of research as a whole rather than as a distributed agglomeration of interconnected slices in time. Throughout this chapter I have argued that the interaction between in-time and over-time aspects of the artistic practice is of great significance to the researcher engaged in arts based research. Furthermore, I have stressed that the use of interactive computer technology is of interest to the topic of arts-based research in that it surfaces issues pertaining to time and temporalities in the context of real time arts, but also in the ways it offers connections to adjoining research disciplines. The memory image of an in-time process as a time spectrum; a spatial transformation in which time is abolished has been questioned in favour of an understanding of also memory </text:p>
      <text:p text:style-name="P1"><text:bookmark-start text:name="BMsec_coda"/><text:span text:style-name="T7">7</text:span><text:bookmark-end text:name="BMsec_coda"/><text:span text:style-name="T4"> <text:s/>Coda</text:span></text:p>
      <text:p text:style-name="Standard"/>
      <text:p text:style-name="P4"><text:span text:style-name="T14">[Förslag till tillägg och övergång med Wagner-citatet:– ta vad du vill ha:]</text:span></text:p>
      <text:p text:style-name="P10"/>
      <text:p text:style-name="P10">Det vore en verklig utmaning för researching practitioners (artists) med sin förfinade (uppövade?) perceptionsförmåga och formkänsla för visuella och akustiska stimuli att via sin konst undersöka fenomenen? dimensionerna? <text:s/>tid och rum på djupet. Det gäller både de skapande, performativa? och mottagande processerna, med eller utan virtualitet eller Human-Computer-Interaction, gärna i samarbete med t.ex. beteendevetare (psykologer?), datorexeperter, dramaturger och andra i mångvetenskapliga projekt. Nutida ”Gesamtkunstwerk” av typen computer games vore ett särskilt angeläget studieobjekt, också för att de på sikt (tycks?) förändra brukarnas perception av ljud, bild och tid.</text:p>
      <text:p text:style-name="P10"><text:soft-page-break/></text:p>
      <text:p text:style-name="P4"><text:span text:style-name="T14">Hittills är det oftast författarna som i metaforer antytt frågeställningar i den riktningen, t.ex. T.S. Eliot i </text:span><text:span text:style-name="T15">Four Quartets</text:span><text:span text:style-name="T14"> (1943), Hermann Hesse i </text:span><text:span text:style-name="T15">Das Glasperlenspiel</text:span><text:span text:style-name="T14"> (</text:span><text:span text:style-name="T15">The Glass Bead Game, </text:span><text:span text:style-name="T14">1943</text:span><text:span text:style-name="T15">)</text:span><text:span text:style-name="T14">, eller Richard Wagner i librettot till operan </text:span><text:span text:style-name="T15">Parsifal</text:span><text:span text:style-name="T14"> (1877). I en central scen i första akten introduceras Parsifal av sin mentor Gurnemanz i mysterierna med orden: ”Du siehst, mein Sohn, zum Raum wird hier die Zeit” (You see, my son, time here becomes space). In a commentary to this <text:s/>scene, German composer… etc.</text:span></text:p>
      <text:p text:style-name="P12"><text:span text:style-name="T3">In a commentary to the opening quote from Wagner’s Parsifal, German composer Wolfgang Rihm points out the brilliance in the way Wagner stages the time to space transformation. It is not made by a sudden move but rather as a seemless transition, like a walk through a long series of infinitesimal transformations. (In a common stageing, along with the music in this passage, Gurnemanz and Parsifal are slowly walking, backs turned to the audience, towards a changeing landscape.) When portraying the time to space transition, Wagner resists the non-temporal aspect of space that Xenakis is alluding to, and focuses on the movement, for, as Rihm states, the perception of space requires movement. rihm01 To Rihm time is movement. In a constant motion, events are sinking into time (similar to how the concept of retention was described above), and, according to Rihm, in the process, that, which we label musical material, is constructed. If musicological research has been focused on describing that material, arts-based research should, among other things, concern itself with the motion that precedes it. Furthermore, that knowledge will be of interest to the practice itself and to the general field of art practice, but it is also likely to be of interest to related fields of inquiry such as HCI, Industrial Engineering, and Social Practice</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svg:font-family="Courier, 'Courier New'" style:font-family-generic="modern"/>
    <style:font-face style:name="Times" svg:font-family="Times, 'Times New Roman'" style:font-family-generic="roman"/>
    <style:font-face style:name="DejaVu Sans1" svg:font-family="'DejaVu Sans'"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writing-mode="lr-tb"/>
      <style:text-properties style:use-window-font-color="true" style:font-name="Times" fo:font-size="10pt" fo:language="none" fo:country="none" style:font-name-asian="Times" style:font-size-asian="10pt" style:language-asian="none" style:country-asian="none" style:font-name-complex="Times" style:font-size-complex="10pt" style:language-complex="none"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art" style:family="paragraph" style:parent-style-name="Standard" style:next-style-name="Standard">
      <style:paragraph-properties fo:margin-top="0.1665in" fo:margin-bottom="0.0417in" fo:text-align="center" style:justify-single-word="false" fo:keep-with-next="always"/>
      <style:text-properties style:font-name="Times" fo:font-size="20pt" fo:font-weight="bold" style:font-name-asian="Times" style:font-size-asian="20pt" style:font-weight-asian="bold" style:font-name-complex="Times" style:font-size-complex="20pt" style:font-weight-complex="bold"/>
    </style:style>
    <style:style style:name="heading_20_1" style:display-name="heading 1" style:family="paragraph" style:parent-style-name="Standard" style:next-style-name="Standard">
      <style:paragraph-properties fo:margin-left="0in" fo:margin-right="0in" fo:margin-top="0.1665in" fo:margin-bottom="0.0417in" fo:text-align="start" style:justify-single-word="false" fo:text-indent="0in" style:auto-text-indent="false" fo:keep-with-next="always"/>
      <style:text-properties style:font-name="Times" fo:font-size="20pt" fo:font-weight="bold" style:font-name-asian="Times" style:font-size-asian="20pt" style:font-weight-asian="bold" style:font-name-complex="Times" style:font-size-complex="20pt" style:font-weight-complex="bold"/>
    </style:style>
    <style:style style:name="heading_20_2" style:display-name="heading 2" style:family="paragraph" style:parent-style-name="Standard" style:next-style-name="Standard">
      <style:paragraph-properties fo:margin-top="0.1665in" fo:margin-bottom="0.0417in" fo:text-align="start" style:justify-single-word="false" fo:keep-with-next="always"/>
      <style:text-properties style:font-name="Times" fo:font-size="16pt" fo:font-weight="bold" style:font-name-asian="Times" style:font-size-asian="16pt" style:font-weight-asian="bold" style:font-name-complex="Times" style:font-size-complex="16pt" style:font-weight-complex="bold"/>
    </style:style>
    <style:style style:name="heading_20_3" style:display-name="heading 3" style:family="paragraph" style:parent-style-name="Standard" style:next-style-name="Standard">
      <style:paragraph-properties fo:margin-top="0.1665in" fo:margin-bottom="0.0417in" fo:text-align="start" style:justify-single-word="false" fo:keep-with-next="always"/>
      <style:text-properties style:font-name="Times" fo:font-size="16pt" fo:font-weight="bold" style:font-name-asian="Times" style:font-size-asian="16pt" style:font-weight-asian="bold" style:font-name-complex="Times" style:font-size-complex="16pt" style:font-weight-complex="bold"/>
    </style:style>
    <style:style style:name="heading_20_4" style:display-name="heading 4" style:family="paragraph" style:parent-style-name="Standard" style:next-style-name="Standard">
      <style:paragraph-properties fo:margin-top="0.1665in" fo:margin-bottom="0.0417in" fo:text-align="start" style:justify-single-word="false" fo:keep-with-next="always"/>
      <style:text-properties style:font-name="Times" fo:font-size="12pt" fo:font-weight="bold" style:font-name-asian="Times" style:font-size-asian="12pt" style:font-weight-asian="bold" style:font-name-complex="Times" style:font-size-complex="12pt" style:font-weight-complex="bold"/>
    </style:style>
    <style:style style:name="heading_20_5" style:display-name="heading 5" style:family="paragraph" style:parent-style-name="Standard" style:next-style-name="Standard">
      <style:paragraph-properties fo:margin-top="0.1665in" fo:margin-bottom="0.0417in" fo:text-align="start" style:justify-single-word="false" fo:keep-with-next="always"/>
      <style:text-properties style:font-name="Times" fo:font-size="12pt" fo:font-weight="bold" style:font-name-asian="Times" style:font-size-asian="12pt" style:font-weight-asian="bold" style:font-name-complex="Times" style:font-size-complex="12pt" style:font-weight-complex="bold"/>
    </style:style>
    <style:style style:name="heading_20_6" style:display-name="heading 6" style:family="paragraph" style:parent-style-name="Standard" style:next-style-name="Standard">
      <style:paragraph-properties fo:margin-top="0.1665in" fo:margin-bottom="0.0417in" fo:text-align="start" style:justify-single-word="false" fo:keep-with-next="always"/>
      <style:text-properties style:font-name="Times" fo:font-size="12pt" fo:font-weight="bold" style:font-name-asian="Times" style:font-size-asian="12pt" style:font-weight-asian="bold" style:font-name-complex="Times" style:font-size-complex="12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allong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Standardstycketeckensnitt"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lutkommentarsreferens" style:family="text">
      <style:text-properties style:text-position="super 58%"/>
    </style:style>
    <style:style style:name="Footnote_20_Symbol" style:display-name="Footnote Symbol" style:family="text">
      <style:text-properties style:text-position="super 58%"/>
    </style:style>
    <style:style style:name="WW-Footnote_20_Characters" style:display-name="WW-Footnote Characters" style:family="text"/>
    <style:style style:name="Page_20_Number" style:display-name="Page Number" style:family="text" style:parent-style-name="Standardstycketeckensnit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3055in" fo:page-height="11.7362in" style:num-format="1" style:print-orientation="portrait" fo:margin-top="0.9846in" fo:margin-bottom="0.5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top="0.4457in" style:dynamic-spacing="true"/>
      </style:footer-style>
    </style:page-layout>
    <style:page-layout style:name="Mpm2">
      <style:page-layout-properties fo:page-width="8.3055in" fo:page-height="11.7362in" style:num-format="1" style:print-orientation="portrait" fo:margin-top="0.9846in" fo:margin-bottom="0.9846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3055in" fo:page-height="11.736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fo:min-width="0in" draw:z-index="19"><draw:text-box fo:min-height="0.1457in"><text:p text:style-name="Footer"><text:span text:style-name="Page_20_Number"><text:page-number text:select-page="current">21</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riginal file was InteractivityTimeSpace.tex</dc:title>
    <dc:description>Created using latex2rtf 1.9.19 (released Nov 20 2007) on Wed Dec 30 21:25:17 2009</dc:description>
    <meta:initial-creator>Henrik</meta:initial-creator>
    <meta:creation-date>2010-01-13T13:58:00</meta:creation-date>
    <dc:creator>Henrik Frisk</dc:creator>
    <dc:date>2010-01-14T21:15:43</dc:date>
    <meta:print-date>2010-01-14T12:17:39</meta:print-date>
    <meta:editing-cycles>2</meta:editing-cycles>
    <meta:editing-duration>PT00H01M00S</meta:editing-duration>
    <meta:printed-by>Henrik Frisk</meta:printed-by>
    <meta:document-statistic meta:table-count="0" meta:image-count="0" meta:object-count="0" meta:page-count="22" meta:paragraph-count="92" meta:word-count="10514" meta:character-count="64931"/>
    <meta:generator>OpenOffice.org/3.1$Unix OpenOffice.org_project/310m19$Build-9420</meta:generator>
  </office:meta>
</office:document-meta>
</file>